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2050000013D0000013D0B9BDA26DBA70BD78.svg" manifest:media-type="image/svg+xml"/>
  <manifest:file-entry manifest:full-path="Pictures/10000201000000F0000000F058D27A1B457814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e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volené">
        <draw:frame draw:style-name="gr1" draw:text-style-name="P1" draw:layer="layout" svg:width="1.415cm" svg:height="1.415cm" draw:transform="rotate (-0.123918376891598) translate (0.793cm 3.20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3cm" svg:height="1.298cm" draw:transform="rotate (0.0961676417848875) translate (0.5cm 2.30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cm" svg:height="1.2cm" draw:transform="rotate (0.231954257590046) translate (0.943cm 4.54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2cm" svg:height="1.415cm" draw:transform="rotate (0.0961676417848876) translate (1.639cm 1.29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3cm" svg:height="1.298cm" draw:transform="rotate (-0.171914931321442) translate (0.722cm 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58cm" svg:height="1.436cm" draw:transform="skewX (0.00069813170079775) rotate (-1.34215819478364) translate (4.052cm 0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533cm" svg:height="1.414cm" draw:transform="skewX (0.000698131700797748) rotate (3.04472688010411) translate (4.604cm 3.42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8cm" svg:height="1.273cm" draw:transform="skewX (-0.000872664625997159) rotate (-1.58824961931484) translate (4.196cm 3.0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09cm" svg:height="1.209cm" draw:transform="rotate (-1.62664686285872) translate (3.215cm 3.24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cm" svg:height="1.2cm" draw:transform="rotate (-0.106290551446455) translate (1.27cm 5.2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cm" svg:height="1.2cm" draw:transform="rotate (-0.106290551446455) translate (1.17cm 6.2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6cm" svg:height="0.939cm" draw:transform="skewX (0.00209439510239313) rotate (-2.85815118306591) translate (4.09cm 6.46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5cm" svg:height="0.903cm" draw:transform="skewX (-0.00104719755119655) rotate (-2.1861994210481) translate (4.517cm 6.55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7cm" svg:height="0.984cm" draw:transform="rotate (-2.30051848705373) translate (5.587cm 6.69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5cm" svg:height="0.984cm" draw:transform="rotate (2.76163447543063) translate (5.735cm 6.81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42cm" svg:height="1.053cm" draw:transform="rotate (3.08033159684479) translate (6.04cm 5.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7cm" svg:height="0.984cm" draw:transform="skewX (0.00104719755119659) rotate (3.08155332732119) translate (3.897cm 5.88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66cm" svg:height="0.902cm" draw:transform="skewX (0.00104719755119656) rotate (-2.1856758222725) translate (5.006cm 7.0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5cm" svg:height="0.969cm" draw:transform="skewX (0.00104719755119664) rotate (-1.89123877746106) translate (6.7cm 3.80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17cm" svg:height="0.845cm" draw:transform="rotate (-1.68982778178091) translate (7.248cm 3.98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5cm" svg:height="1.022cm" draw:transform="skewX (-0.00104719755119661) rotate (-1.48510066052197) translate (8.018cm 3.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5cm" svg:height="1.022cm" draw:transform="skewX (-0.00104719755119648) rotate (-1.98723188632074) translate (8.018cm 4.80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7cm" svg:height="1.023cm" draw:transform="skewX (-0.00104719755119661) rotate (-1.9697785938008) translate (7.665cm 5.47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7cm" svg:height="1.022cm" draw:transform="skewX (0.00104719755119658) rotate (-1.9689059291748) translate (7.269cm 6.21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15cm" svg:height="0.938cm" draw:transform="skewX (0.00104719755119664) rotate (-2.12790542403149) translate (6.795cm 7.03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2cm" svg:height="0.941cm" draw:transform="rotate (-1.74218765934074) translate (7.463cm 7.0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47cm" svg:height="0.968cm" draw:transform="skewX (-0.0010471975511966) rotate (-1.47410508623441) translate (8.162cm 6.96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78cm" svg:height="0.903cm" draw:transform="rotate (-1.41371669411541) translate (8.91cm 6.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3cm" svg:height="0.95cm" draw:transform="skewX (0.00104719755119663) rotate (-2.06786609776288) translate (9.789cm 3.72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23cm" svg:height="0.851cm" draw:transform="skewX (-0.00226892802759261) rotate (-1.89246050793745) translate (10.363cm 3.92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26cm" svg:height="0.949cm" draw:transform="skewX (-0.00209439510239312) rotate (-1.92701802712694) translate (11.148cm 4.13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52cm" svg:height="0.879cm" draw:transform="skewX (-0.00122173047639597) rotate (-2.31378298936888) translate (10.763cm 5.00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02cm" svg:height="0.925cm" draw:transform="skewX (-0.00209439510239322) rotate (-2.29685329562454) translate (10.263cm 5.45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95cm" svg:height="0.918cm" draw:transform="rotate (-2.38516695577545) translate (9.663cm 6.01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59cm" svg:height="0.886cm" draw:transform="skewX (0.00104719755119652) rotate (-2.29493343344734) translate (9.061cm 6.48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7cm" svg:height="1.022cm" draw:transform="rotate (-2.06873876238888) translate (9.832cm 6.8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7cm" svg:height="1.023cm" draw:transform="skewX (-0.00104719755119661) rotate (-1.89141331038625) translate (10.557cm 7.0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06cm" svg:height="1.022cm" draw:transform="rotate (-1.74044233008875) translate (11.3cm 7.17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9cm" svg:height="1.144cm" draw:transform="rotate (0.962898148325272) translate (0.616cm 8.21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36cm" svg:height="1.236cm" svg:x="11.665cm" svg:y="4.701cm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02cm" svg:height="1.186cm" draw:transform="rotate (0.109606677025244) translate (11.477cm 3.82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24cm" svg:height="1.222cm" draw:transform="skewX (0.000872664625997168) rotate (-0.105941485596056) translate (11.683cm 5.54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82cm" svg:height="1.183cm" draw:transform="skewX (0.000872664625997168) rotate (-0.106290551446455) translate (11.626cm 6.50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93cm" svg:height="1.101cm" draw:transform="skewX (-0.000872664625997174) rotate (-0.106639617296854) translate (11.516cm 7.47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02cm" svg:height="1.186cm" draw:transform="rotate (0.193382481120972) translate (11.296cm 2.93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02cm" svg:height="1.186cm" draw:transform="rotate (0.265639112153537) translate (11cm 2.15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402cm" svg:height="1.186cm" draw:transform="rotate (0.265639112153537) translate (10.7cm 1.2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44712614422125) translate (11.792cm 4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44712614422125) translate (11.364cm 4.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91497525528818) translate (10.606cm 3.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55159770502296) translate (10.278cm 2.76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55159770502296) translate (10.329cm 2.08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299cm" svg:height="1.098cm" draw:transform="rotate (0.869872099193974) translate (10.323cm 1.09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44712614422125) translate (13.264cm 7.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98932628142314) translate (13.432cm 8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0.971450261660044) translate (14.084cm 7.63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20584798020288) translate (16.2cm 5.66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0.417831822927443) translate (15.5cm 5.85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98cm" svg:height="0.843cm" draw:transform="rotate (-0.228812664936457) translate (15.828cm 3.75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34cm" svg:height="1.133cm" draw:transform="rotate (1.24651415177435) translate (15.099cm 1.7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cm" svg:height="0.761cm" draw:transform="rotate (1.52629043086904) translate (11cm 8.59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56cm" svg:height="0.808cm" draw:transform="rotate (0.718901118896464) translate (14.4cm 4.39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12818082848913) translate (13.96cm 5.21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7858208906406) translate (14.157cm 6.26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0.00331612557878923) translate (14.9cm 5.8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0.376991118430775) translate (13.905cm 6.21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7858208906406) translate (14.158cm 6.26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99822746060831) translate (14.766cm 7.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3.05956217874606) translate (18.02cm 7.93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56cm" svg:height="0.808cm" draw:transform="rotate (0.0808087443673375) translate (15.082cm 3.777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803cm" svg:height="0.678cm" draw:transform="rotate (0.0811578102177363) translate (4.809cm 6.672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998cm" svg:height="0.843cm" draw:transform="rotate (-0.228812664936457) translate (16.528cm 4.05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64399928384621) translate (17.547cm 8.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-2.80701303598248) translate (17.251cm 8.99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56049888420813) translate (14.638cm 8.4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56049888420813) translate (14.6cm 9.29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2.86897222442828) translate (16.244cm 9.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803cm" svg:height="0.678cm" draw:transform="rotate (0.0811578102177363) translate (4.907cm 7.20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803cm" svg:height="0.678cm" draw:transform="rotate (0.0811578102177363) translate (4.907cm 7.62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124cm" svg:height="0.95cm" draw:transform="rotate (1.24668868469955) translate (14.1cm 2.36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877cm" svg:height="0.742cm" draw:transform="skewX (0.00139626340159551) rotate (1.24686321762475) translate (1.718cm 8.063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739cm" svg:height="0.625cm" draw:transform="rotate (1.24738681640035) translate (3.433cm 5.456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608cm" svg:height="1.36cm" draw:transform="rotate (1.24668868469955) translate (1.6cm 9.324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871cm" svg:height="0.736cm" draw:transform="rotate (-2.5242696971594) translate (6.136cm 3.8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0.871cm" svg:height="0.736cm" draw:transform="rotate (-2.5242696971594) translate (9.236cm 3.5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  <draw:frame draw:style-name="gr1" draw:text-style-name="P1" draw:layer="layout" svg:width="1.071cm" svg:height="0.907cm" draw:transform="skewX (0.00104719755119658) rotate (1.24668868469955) translate (0.499cm 1.31cm)">
          <draw:image xlink:href="Pictures/10002050000013D0000013D0B9BDA26DBA70BD78.svg" xlink:type="simple" xlink:show="embed" xlink:actuate="onLoad" loext:mime-type="image/svg+xml">
            <text:p/>
          </draw:image>
          <draw:image xlink:href="Pictures/10000201000000F0000000F058D27A1B457814CE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0" draw:border="0%"/>
    <draw:gradient draw:name="Vyplnené_20_modré" draw:display-name="Vyplnené modré" draw:style="linear" draw:start-color="#729fcf" draw:end-color="#355269" draw:start-intensity="100%" draw:end-intensity="100%" draw:angle="300" draw:border="0%"/>
    <draw:gradient draw:name="Vyplnené_20_zelené" draw:display-name="Vyplnené zelené" draw:style="linear" draw:start-color="#77bc65" draw:end-color="#127622" draw:start-intensity="100%" draw:end-intensity="100%" draw:angle="300" draw:border="0%"/>
    <draw:gradient draw:name="Vyplnené_20_červené" draw:display-name="Vyplnené červené" draw:style="linear" draw:start-color="#ff6d6d" draw:end-color="#c9211e" draw:start-intensity="100%" draw:end-intensity="100%" draw:angle="300" draw:border="0%"/>
    <draw:gradient draw:name="Vyplnené_20_žlté" draw:display-name="Vyplnené žlté" draw:style="linear" draw:start-color="#ffde59" draw:end-color="#b47804" draw:start-intensity="100%" draw:end-intensity="100%" draw:angle="300" draw:border="0%"/>
    <draw:gradient draw:name="Útvary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sk" fo:country="non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27T14:07:26.101000000</meta:creation-date>
    <dc:date>2021-08-27T14:34:09.419000000</dc:date>
    <meta:editing-duration>PT6M21S</meta:editing-duration>
    <meta:editing-cycles>1</meta:editing-cycles>
    <meta:document-statistic meta:object-count="86"/>
    <meta:generator>LibreOffice/6.2.5.2$Windows_x86 LibreOffice_project/1ec314fa52f458adc18c4f025c545a4e8b22c159</meta:generator>
  </office:meta>
</office:document-meta>
</file>